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master-page-name="Standard">
      <style:paragraph-properties fo:text-align="end" style:justify-single-word="false" style:page-number="auto"/>
    </style:style>
    <style:style style:name="P4" style:family="paragraph" style:parent-style-name="List_20_Paragraph" style:list-style-name="WWNum1">
      <style:text-properties officeooo:rsid="0008d525" officeooo:paragraph-rsid="0008d525"/>
    </style:style>
    <style:style style:name="T1" style:family="text">
      <style:text-properties fo:font-weight="bold" style:font-weight-asian="bold" style:font-weight-complex="bold"/>
    </style:style>
    <style:style style:name="T2" style:family="text">
      <style:text-properties officeooo:rsid="000640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am Name: </text:span>ByteMe</text:p>
      <text:p text:style-name="P1">Connor Thompson</text:p>
      <text:p text:style-name="P1">Chandler Garthwaite</text:p>
      <text:p text:style-name="P1">Ian Brobin</text:p>
      <text:p text:style-name="P1">Austin Albert</text:p>
      <text:p text:style-name="P2">Lab <text:span text:style-name="T2">6</text:span> Write Up</text:p>
      <text:p text:style-name="P2"/>
      <text:list xml:id="list704150048" text:style-name="WWNum1">
        <text:list-item>
          <text:p text:style-name="P4">If you are able to detect an obstacle, a good way to avoid it would be to add that obstacle to the original grid for the Dijkstra's algorithm, then recalculate your optimal path from the current position. Then use the code to convert the new Dijkstra’s into new way points and continue <text:s/>using the new way points in your inverse kinematics cod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nor Thompson</meta:initial-creator>
    <meta:editing-cycles>18</meta:editing-cycles>
    <meta:creation-date>2020-03-18T04:07:00</meta:creation-date>
    <dc:date>2020-03-31T19:47:18.765065262</dc:date>
    <meta:editing-duration>PT19M46S</meta:editing-duration>
    <meta:generator>LibreOffice/6.0.7.3$Linux_X86_64 LibreOffice_project/00m0$Build-3</meta:generator>
    <meta:document-statistic meta:table-count="0" meta:image-count="0" meta:object-count="0" meta:page-count="1" meta:paragraph-count="7" meta:word-count="78" meta:character-count="435" meta:non-whitespace-character-count="3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